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97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6.571cm" svg:height="14.491cm" svg:x="5.429cm" svg:y="2cm">
          <draw:text-box>
            <text:p>x² + (a+b)x +a*b = (x+a)(x+b)</text:p>
            <text:p/>
            <text:p><text:s/></text:p>
            <text:p>x² + 8x + 15 = (x+3)(x+5)</text:p>
            <text:p/>
            <text:p>x² + 9x + 18 = (x+3)(x+6)</text:p>
            <text:p/>
            <text:p>x² - 3x - 28 = (x+4)(x-7)</text:p>
            <text:p/>
            <text:p>x² + 2x - 24 = </text:p>
            <text:p/>
            <text:p>x² + 4x - 21 = </text:p>
            <text:p/>
            <text:p>x² - 5x - 36 =</text:p>
            <text:p/>
            <text:p>2x² + 13x + 21 =</text:p>
            <text:p/>
            <text:p>2x² + 3x - 35 =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3M22S</meta:editing-duration>
    <meta:editing-cycles>4</meta:editing-cycles>
    <meta:generator>OpenOffice/4.1.15$Win32 OpenOffice.org_project/4115m2$Build-9813</meta:generator>
    <dc:date>2025-10-04T22:26:16.35</dc:date>
    <dc:creator>Eric Zhang</dc:creator>
    <meta:document-statistic meta:object-count="24"/>
  </office:meta>
</office:document-meta>
</file>